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600000191FA9F33F14803E5B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ＭＳ ゴシック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26.591cm" fo:margin-left="0.132cm" style:page-number="auto" table:align="left" style:writing-mode="lr-tb"/>
    </style:style>
    <style:style style:name="表1.A" style:family="table-column">
      <style:table-column-properties style:column-width="6.668cm"/>
    </style:style>
    <style:style style:name="表1.B" style:family="table-column">
      <style:table-column-properties style:column-width="2.963cm"/>
    </style:style>
    <style:style style:name="表1.D" style:family="table-column">
      <style:table-column-properties style:column-width="2.593cm"/>
    </style:style>
    <style:style style:name="表1.F" style:family="table-column">
      <style:table-column-properties style:column-width="0.826cm"/>
    </style:style>
    <style:style style:name="表1.G" style:family="table-column">
      <style:table-column-properties style:column-width="1.953cm"/>
    </style:style>
    <style:style style:name="表1.H" style:family="table-column">
      <style:table-column-properties style:column-width="0.935cm"/>
    </style:style>
    <style:style style:name="表1.I" style:family="table-column">
      <style:table-column-properties style:column-width="2.028cm"/>
    </style:style>
    <style:style style:name="表1.J" style:family="table-column">
      <style:table-column-properties style:column-width="0.926cm"/>
    </style:style>
    <style:style style:name="表1.K" style:family="table-column">
      <style:table-column-properties style:column-width="1.773cm"/>
    </style:style>
    <style:style style:name="表1.1" style:family="table-row">
      <style:table-row-properties style:min-row-height="0.9cm" fo:keep-together="auto"/>
    </style:style>
    <style:style style:name="表1.A1" style:family="table-cell">
      <style:table-cell-properties style:vertical-align="middle" fo:background-color="#ffffff" fo:padding-left="0.175cm" fo:padding-right="0.175cm" fo:padding-top="0cm" fo:padding-bottom="0cm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表1.B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C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D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E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F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G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H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I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0.5pt solid #000000" style:writing-mode="lr-tb"/>
    </style:style>
    <style:style style:name="表1.J1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K1" style:family="table-cell">
      <style:table-cell-properties style:vertical-align="middle" fo:padding-left="0.175cm" fo:padding-right="0.175cm" fo:padding-top="0cm" fo:padding-bottom="0cm" fo:border="1.5pt solid #000000" style:writing-mode="lr-tb"/>
    </style:style>
    <style:style style:name="表1.2" style:family="table-row">
      <style:table-row-properties style:min-row-height="0.427cm" fo:keep-together="auto"/>
    </style:style>
    <style:style style:name="表1.B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C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D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E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F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G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H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I2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.J2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K2" style:family="table-cell">
      <style:table-cell-properties style:vertical-align="middle" fo:padding-left="0.175cm" fo:padding-right="0.175cm" fo:padding-top="0cm" fo:padding-bottom="0cm" fo:border="1.5pt solid #000000" style:writing-mode="lr-tb"/>
    </style:style>
    <style:style style:name="表1.3" style:family="table-row">
      <style:table-row-properties style:min-row-height="0.538cm" fo:keep-together="auto"/>
    </style:style>
    <style:style style:name="表1.B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C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D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E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F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G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lr-tb"/>
    </style:style>
    <style:style style:name="表1.H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I3" style:family="table-cell">
      <style:table-cell-properties style:vertical-align="middle" fo:padding-left="0.175cm" fo:padding-right="0.175cm" fo:padding-top="0cm" fo:padding-bottom="0cm" fo:border-left="1.5pt solid #000000" fo:border-right="none" fo:border-top="0.5pt solid #000000" fo:border-bottom="1.5pt solid #000000" style:writing-mode="lr-tb"/>
    </style:style>
    <style:style style:name="表1.J3" style:family="table-cell">
      <style:table-cell-properties style:vertical-align="middle" fo:padding-left="0.175cm" fo:padding-right="0.175cm" fo:padding-top="0cm" fo:padding-bottom="0cm" fo:border-left="1.5pt solid #000000" fo:border-right="none" fo:border-top="1.5pt solid #000000" fo:border-bottom="1.5pt solid #000000" style:writing-mode="tb-rl"/>
    </style:style>
    <style:style style:name="表1.K3" style:family="table-cell">
      <style:table-cell-properties style:vertical-align="middle" fo:padding-left="0.175cm" fo:padding-right="0.175cm" fo:padding-top="0cm" fo:padding-bottom="0cm" fo:border="1.5pt solid #000000" style:writing-mode="lr-tb"/>
    </style:style>
    <style:style style:name="表1.4" style:family="table-row">
      <style:table-row-properties style:min-row-height="15.15cm" fo:keep-together="auto"/>
    </style:style>
    <style:style style:name="表1.A4" style:family="table-cell">
      <style:table-cell-properties style:vertical-align="top" fo:padding-left="0.175cm" fo:padding-right="0.175cm" fo:padding-top="0cm" fo:padding-bottom="0cm" fo:border="1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margin-left="0.199cm" fo:margin-right="0.199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1.482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 table:number-columns-repeated="2"/>
        <table:table-column table:style-name="表1.D"/>
        <table:table-column table:style-name="表1.B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row table:style-name="表1.1">
          <table:table-cell table:style-name="表1.A1" table:number-rows-spanned="3" office:value-type="string">
            <text:p text:style-name="P1">画面遷移図</text:p>
          </table:table-cell>
          <table:table-cell table:style-name="表1.B1" office:value-type="string">
            <text:p text:style-name="P2">システム名</text:p>
          </table:table-cell>
          <table:table-cell table:style-name="表1.C1" office:value-type="string">
            <text:p text:style-name="P2">ユースケース名</text:p>
          </table:table-cell>
          <table:table-cell table:style-name="表1.D1" office:value-type="string">
            <text:p text:style-name="P2">クラス名</text:p>
          </table:table-cell>
          <table:table-cell table:style-name="表1.E1" office:value-type="string">
            <text:p text:style-name="P2">グループ名</text:p>
          </table:table-cell>
          <table:table-cell table:style-name="表1.F3" table:number-rows-spanned="3" office:value-type="string">
            <text:p text:style-name="P5">承認印</text:p>
          </table:table-cell>
          <table:table-cell table:style-name="表1.G3" table:number-rows-spanned="3" office:value-type="string">
            <text:p text:style-name="P3"/>
          </table:table-cell>
          <table:table-cell table:style-name="表1.H3" table:number-rows-spanned="3" office:value-type="string">
            <text:p text:style-name="P5">作成日</text:p>
          </table:table-cell>
          <table:table-cell table:style-name="表1.I1" office:value-type="string">
            <text:p text:style-name="P4"/>
          </table:table-cell>
          <table:table-cell table:style-name="表1.J3" table:number-rows-spanned="3" office:value-type="string">
            <text:p text:style-name="P5">担当</text:p>
          </table:table-cell>
          <table:table-cell table:style-name="表1.K3" table:number-rows-spanned="3" office:value-type="string">
            <text:p text:style-name="P3"/>
          </table:table-cell>
        </table:table-row>
        <table:table-row table:style-name="表1.2">
          <table:covered-table-cell/>
          <table:table-cell table:style-name="表1.B3" table:number-rows-spanned="2" office:value-type="string">
            <text:p text:style-name="P3">管理者専用システム</text:p>
          </table:table-cell>
          <table:table-cell table:style-name="表1.C3" table:number-rows-spanned="2" office:value-type="string">
            <text:p text:style-name="P3"/>
          </table:table-cell>
          <table:table-cell table:style-name="表1.D3" table:number-rows-spanned="2" office:value-type="string">
            <text:p text:style-name="P3"/>
          </table:table-cell>
          <table:table-cell table:style-name="表1.E3" table:number-rows-spanned="2" office:value-type="string">
            <text:p text:style-name="P3">ネコなべしま</text:p>
          </table:table-cell>
          <table:covered-table-cell/>
          <table:covered-table-cell/>
          <table:covered-table-cell/>
          <table:table-cell table:style-name="表1.I3" table:number-rows-spanned="2" office:value-type="string">
            <text:p text:style-name="Standard">ver5.28</text:p>
          </table:table-cell>
          <table:covered-table-cell/>
          <table:covered-table-cell/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4" table:number-columns-spanned="11" office:value-type="string">
            <text:p text:style-name="Standard">　<draw:frame draw:style-name="fr1" draw:name="イメージ1" text:anchor-type="char" svg:x="6.796cm" svg:y="0.609cm" svg:width="13.219cm" svg:height="14.175cm" draw:z-index="0"><draw:image xlink:href="Pictures/100002010000017600000191FA9F33F14803E5B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ＭＳ ゴシック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1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" style:font-family-asian="'ＭＳ ゴシック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801cm" fo:margin-bottom="1cm" fo:margin-left="1.501cm" fo:margin-right="1.501cm" fo:background-color="#ffffff" style:writing-mode="lr-tb" style:layout-grid-color="#c0c0c0" style:layout-grid-lines="28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遷移図</dc:title>
    <meta:initial-creator>Admin</meta:initial-creator>
    <meta:creation-date>2008-06-24T17:14:00</meta:creation-date>
    <dc:date>2021-05-28T10:52:16.458000000</dc:date>
    <meta:print-date>2008-06-26T11:39:00</meta:print-date>
    <meta:editing-cycles>24</meta:editing-cycles>
    <meta:editing-duration>PT11H54M21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12" meta:word-count="50" meta:character-count="57" meta:non-whitespace-character-count="56"/>
  </office:meta>
</office:document-meta>
</file>